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 Book" svg:font-family="'Lateef Book'" style:font-pitch="variable"/>
    <style:font-face style:name="Lateef Light" svg:font-family="'Lateef Light'"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loext:hyphenation-no-caps="false"/>
    </style:style>
    <style:style style:name="P2" style:family="paragraph" style:parent-style-name="Normal">
      <style:paragraph-properties fo:text-align="end" style:justify-single-word="false" style:writing-mode="rl-tb"/>
      <style:text-properties officeooo:rsid="0026eadc" officeooo:paragraph-rsid="0027f04f" style:font-name-complex="LateefGR"/>
    </style:style>
    <style:style style:name="P3" style:family="paragraph" style:parent-style-name="Normal">
      <style:paragraph-properties fo:text-align="end" style:justify-single-word="false" style:writing-mode="rl-tb"/>
      <style:text-properties officeooo:rsid="0026eadc" officeooo:paragraph-rsid="004c4664" style:font-name-complex="LateefGR"/>
    </style:style>
    <style:style style:name="P4" style:family="paragraph" style:parent-style-name="Normal">
      <style:paragraph-properties fo:line-height="0.2429in" fo:text-align="end" style:justify-single-word="false" style:writing-mode="rl-tb"/>
      <style:text-properties fo:font-size="14pt" style:font-size-asian="14pt" style:font-name-complex="LateefGR" style:font-size-complex="14pt"/>
    </style:style>
    <style:style style:name="P5" style:family="paragraph" style:parent-style-name="Normal">
      <style:paragraph-properties fo:line-height="0.2429in" fo:text-align="end" style:justify-single-word="false" style:writing-mode="rl-tb"/>
      <style:text-properties fo:font-size="14pt" officeooo:paragraph-rsid="004c4664" style:font-size-asian="14pt" style:font-name-complex="LateefGR" style:font-size-complex="14pt"/>
    </style:style>
    <style:style style:name="P6" style:family="paragraph" style:parent-style-name="Normal">
      <style:paragraph-properties fo:line-height="0.2429in" fo:text-align="end" style:justify-single-word="false" style:writing-mode="rl-tb"/>
      <style:text-properties fo:font-size="14pt" officeooo:paragraph-rsid="004c4664" style:font-size-asian="14pt" style:font-name-complex="Lateef" style:font-size-complex="14pt"/>
    </style:style>
    <style:style style:name="P7" style:family="paragraph" style:parent-style-name="Normal">
      <style:paragraph-properties fo:line-height="0.2429in" fo:text-align="end" style:justify-single-word="false" style:writing-mode="rl-tb"/>
      <style:text-properties fo:font-size="14pt" style:font-size-asian="14pt" style:font-name-complex="Lateef Light" style:font-size-complex="14pt"/>
    </style:style>
    <style:style style:name="P8" style:family="paragraph" style:parent-style-name="Normal">
      <style:paragraph-properties fo:line-height="0.2429in" fo:text-align="end" style:justify-single-word="false" style:writing-mode="rl-tb"/>
      <style:text-properties fo:font-size="14pt" officeooo:paragraph-rsid="0032ed2f" style:font-size-asian="14pt" style:font-name-complex="Lateef Light" style:font-size-complex="14pt"/>
    </style:style>
    <style:style style:name="P9" style:family="paragraph" style:parent-style-name="Normal">
      <style:paragraph-properties fo:line-height="0.2429in" fo:text-align="end" style:justify-single-word="false" style:writing-mode="rl-tb"/>
      <style:text-properties fo:font-size="14pt" officeooo:paragraph-rsid="004c4664" style:font-size-asian="14pt" style:font-name-complex="Lateef Book" style:font-size-complex="14pt"/>
    </style:style>
    <style:style style:name="P10" style:family="paragraph" style:parent-style-name="Normal">
      <style:paragraph-properties fo:line-height="0.2429in" fo:text-align="end" style:justify-single-word="false" style:writing-mode="rl-tb"/>
      <style:text-properties fo:font-size="14pt" fo:font-weight="bold" officeooo:paragraph-rsid="004c4664" style:font-size-asian="14pt" style:font-weight-asian="bold" style:font-name-complex="Lateef" style:font-size-complex="14pt" style:font-weight-complex="bold"/>
    </style:style>
    <style:style style:name="P11" style:family="paragraph" style:parent-style-name="Normal">
      <style:paragraph-properties fo:text-align="end" style:justify-single-word="false" style:writing-mode="rl-tb"/>
      <style:text-properties fo:font-size="16pt" style:font-size-asian="16pt" style:font-name-complex="Lateef" style:font-size-complex="16pt"/>
    </style:style>
    <style:style style:name="P12" style:family="paragraph" style:parent-style-name="Normal">
      <style:paragraph-properties fo:text-align="end" style:justify-single-word="false" style:writing-mode="rl-tb"/>
      <style:text-properties fo:font-size="16pt" officeooo:paragraph-rsid="004c4664" style:font-size-asian="16pt" style:font-name-complex="Lateef" style:font-size-complex="16pt"/>
    </style:style>
    <style:style style:name="P13" style:family="paragraph" style:parent-style-name="Normal">
      <style:paragraph-properties fo:text-align="end" style:justify-single-word="false" style:writing-mode="rl-tb"/>
      <style:text-properties fo:font-size="16pt" style:font-size-asian="16pt" style:font-name-complex="Lateef Light" style:font-size-complex="16pt"/>
    </style:style>
    <style:style style:name="P14" style:family="paragraph" style:parent-style-name="Normal">
      <style:paragraph-properties fo:text-align="end" style:justify-single-word="false" style:writing-mode="rl-tb"/>
      <style:text-properties fo:font-size="16pt" officeooo:paragraph-rsid="004c4664" style:font-size-asian="16pt" style:font-name-complex="Lateef Book" style:font-size-complex="16pt"/>
    </style:style>
    <style:style style:name="P15" style:family="paragraph" style:parent-style-name="Normal">
      <style:paragraph-properties fo:text-align="end" style:justify-single-word="false" style:writing-mode="rl-tb"/>
      <style:text-properties fo:font-size="16pt" fo:font-weight="bold" officeooo:paragraph-rsid="004c4664" style:font-size-asian="16pt" style:font-weight-asian="bold" style:font-name-complex="Lateef" style:font-size-complex="16pt" style:font-weight-complex="bold"/>
    </style:style>
    <style:style style:name="P16" style:family="paragraph" style:parent-style-name="Normal">
      <style:paragraph-properties fo:line-height="0.3472in" fo:text-align="end" style:justify-single-word="false" style:writing-mode="rl-tb"/>
      <style:text-properties fo:font-size="22pt" officeooo:paragraph-rsid="004c4664" style:font-size-asian="22pt" style:font-name-complex="Lateef" style:font-size-complex="22pt"/>
    </style:style>
    <style:style style:name="P17" style:family="paragraph" style:parent-style-name="Normal">
      <style:paragraph-properties fo:line-height="0.3472in" fo:text-align="end" style:justify-single-word="false" style:writing-mode="rl-tb"/>
      <style:text-properties fo:font-size="22pt" officeooo:paragraph-rsid="0032ed2f" style:font-size-asian="22pt" style:font-name-complex="Lateef Light" style:font-size-complex="22pt"/>
    </style:style>
    <style:style style:name="P18" style:family="paragraph" style:parent-style-name="Normal">
      <style:paragraph-properties fo:line-height="0.3472in" fo:text-align="end" style:justify-single-word="false" style:writing-mode="rl-tb"/>
      <style:text-properties fo:font-size="22pt" officeooo:paragraph-rsid="004c4664" style:font-size-asian="22pt" style:font-name-complex="Lateef Book" style:font-size-complex="22pt"/>
    </style:style>
    <style:style style:name="P19" style:family="paragraph" style:parent-style-name="Normal">
      <style:paragraph-properties fo:line-height="0.3472in" fo:text-align="end" style:justify-single-word="false" style:writing-mode="rl-tb"/>
      <style:text-properties fo:font-size="22pt" fo:font-weight="bold" officeooo:paragraph-rsid="004c4664" style:font-size-asian="22pt" style:font-weight-asian="bold" style:font-name-complex="Lateef" style:font-size-complex="22pt" style:font-weight-complex="bold"/>
    </style:style>
    <style:style style:name="P20" style:family="paragraph" style:parent-style-name="Normal">
      <style:paragraph-properties fo:line-height="0.2984in" fo:text-align="end" style:justify-single-word="false" style:writing-mode="rl-tb"/>
      <style:text-properties fo:font-size="18pt" officeooo:paragraph-rsid="004c4664" style:font-size-asian="18pt" style:font-name-complex="Lateef" style:font-size-complex="18pt"/>
    </style:style>
    <style:style style:name="P21" style:family="paragraph" style:parent-style-name="Normal">
      <style:paragraph-properties fo:line-height="0.2984in" fo:text-align="end" style:justify-single-word="false" style:writing-mode="rl-tb"/>
      <style:text-properties fo:font-size="18pt" officeooo:paragraph-rsid="0032ed2f" style:font-size-asian="18pt" style:font-name-complex="Lateef Light" style:font-size-complex="18pt"/>
    </style:style>
    <style:style style:name="P22" style:family="paragraph" style:parent-style-name="Normal">
      <style:paragraph-properties fo:line-height="0.2984in" fo:text-align="end" style:justify-single-word="false" style:writing-mode="rl-tb"/>
      <style:text-properties fo:font-size="18pt" officeooo:paragraph-rsid="004c4664" style:font-size-asian="18pt" style:font-name-complex="Lateef Book" style:font-size-complex="18pt"/>
    </style:style>
    <style:style style:name="P23" style:family="paragraph" style:parent-style-name="Normal">
      <style:paragraph-properties fo:line-height="0.2984in" fo:text-align="end" style:justify-single-word="false" style:writing-mode="rl-tb"/>
      <style:text-properties fo:font-size="18pt" fo:font-weight="bold" officeooo:paragraph-rsid="004c4664" style:font-size-asian="18pt" style:font-weight-asian="bold" style:font-name-complex="Lateef" style:font-size-complex="18pt" style:font-weight-complex="bold"/>
    </style:style>
    <style:style style:name="P24" style:family="paragraph" style:parent-style-name="Normal">
      <style:text-properties officeooo:paragraph-rsid="003fd993"/>
    </style:style>
    <style:style style:name="P25" style:family="paragraph" style:parent-style-name="Normal">
      <style:text-properties fo:font-weight="bold" officeooo:paragraph-rsid="003fd993" style:font-weight-asian="bold" style:font-weight-complex="bold"/>
    </style:style>
    <style:style style:name="P26" style:family="paragraph" style:parent-style-name="Normal">
      <style:text-properties fo:font-weight="bold" officeooo:paragraph-rsid="004a5b23" style:font-weight-asian="bold" style:font-weight-complex="bold"/>
    </style:style>
    <style:style style:name="P27" style:family="paragraph" style:parent-style-name="Normal">
      <style:paragraph-properties fo:hyphenation-ladder-count="no-limit"/>
      <style:text-properties fo:font-weight="bold" officeooo:paragraph-rsid="004a5b23" style:font-weight-asian="bold" style:font-weight-complex="bold" fo:hyphenate="false" loext:hyphenation-no-caps="false"/>
    </style:style>
    <style:style style:name="P28" style:family="paragraph" style:parent-style-name="Normal">
      <style:text-properties officeooo:paragraph-rsid="004a5b23"/>
    </style:style>
    <style:style style:name="P29" style:family="paragraph" style:parent-style-name="Normal">
      <style:text-properties style:font-name="Lateef Light" officeooo:paragraph-rsid="004a5b23"/>
    </style:style>
    <style:style style:name="P30" style:family="paragraph" style:parent-style-name="Normal">
      <style:text-properties style:font-name="Lateef Light" officeooo:paragraph-rsid="003fd993"/>
    </style:style>
    <style:style style:name="P31" style:family="paragraph" style:parent-style-name="Normal">
      <style:text-properties style:font-name="Lateef Light" officeooo:paragraph-rsid="0041d334"/>
    </style:style>
    <style:style style:name="P32" style:family="paragraph" style:parent-style-name="Normal">
      <style:text-properties style:font-name="Lateef Book" fo:font-weight="bold" officeooo:paragraph-rsid="004a5b23" style:font-weight-asian="bold" style:font-weight-complex="bold"/>
    </style:style>
    <style:style style:name="P33" style:family="paragraph" style:parent-style-name="Normal">
      <style:paragraph-properties fo:hyphenation-ladder-count="no-limit"/>
      <style:text-properties style:font-name="Lateef Book" fo:font-weight="bold" officeooo:paragraph-rsid="004a5b23" style:font-weight-asian="bold" style:font-weight-complex="bold" fo:hyphenate="false" loext:hyphenation-no-caps="false"/>
    </style:style>
    <style:style style:name="P34" style:family="paragraph" style:parent-style-name="Normal">
      <style:text-properties style:font-name="Lateef" officeooo:paragraph-rsid="004a5b23"/>
    </style:style>
    <style:style style:name="P35" style:family="paragraph" style:parent-style-name="Normal">
      <style:text-properties style:font-name="Lateef" fo:font-weight="bold" officeooo:paragraph-rsid="003fd993" style:font-weight-asian="bold" style:font-weight-complex="bold"/>
    </style:style>
    <style:style style:name="P36" style:family="paragraph" style:parent-style-name="NormalRTL">
      <style:paragraph-properties fo:line-height="100%" fo:text-align="end" style:justify-single-word="false"/>
      <style:text-properties fo:font-size="12pt" fo:font-weight="normal" officeooo:paragraph-rsid="0043bae1" style:font-size-asian="12pt" style:font-weight-asian="normal" style:font-name-complex="Lateef" style:font-size-complex="12pt" style:font-weight-complex="normal"/>
    </style:style>
    <style:style style:name="P37" style:family="paragraph" style:parent-style-name="NormalRTL">
      <style:paragraph-properties fo:line-height="100%"/>
      <style:text-properties officeooo:paragraph-rsid="0043bae1" style:font-name-complex="Lateef Light"/>
    </style:style>
    <style:style style:name="P38" style:family="paragraph" style:parent-style-name="NormalRTL">
      <style:text-properties officeooo:paragraph-rsid="0043bae1" style:font-name-complex="Lateef Light"/>
    </style:style>
    <style:style style:name="P39" style:family="paragraph" style:parent-style-name="NormalRTL">
      <style:paragraph-properties fo:line-height="100%"/>
      <style:text-properties fo:font-weight="bold" officeooo:paragraph-rsid="004a5b23" style:font-weight-asian="bold" style:font-weight-complex="bold"/>
    </style:style>
    <style:style style:name="P40" style:family="paragraph" style:parent-style-name="NormalRTL">
      <style:text-properties officeooo:paragraph-rsid="004a5b23"/>
    </style:style>
    <style:style style:name="P41" style:family="paragraph" style:parent-style-name="Title" style:master-page-name="MP0">
      <style:paragraph-properties style:page-number="auto" fo:break-before="page"/>
    </style:style>
    <style:style style:name="P42" style:family="paragraph" style:parent-style-name="Heading_20_2">
      <style:text-properties officeooo:paragraph-rsid="003fd993"/>
    </style:style>
    <style:style style:name="P43" style:family="paragraph" style:parent-style-name="Heading_20_2">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44" style:family="paragraph" style:parent-style-name="Heading_20_2" style:list-style-name="">
      <style:paragraph-properties fo:hyphenation-ladder-count="no-limit"/>
      <style:text-properties style:font-name="Arial" fo:font-size="14pt" fo:font-weight="bold" officeooo:rsid="004c4664" officeooo:paragraph-rsid="004c4664" style:font-name-asian="Arial" style:font-size-asian="14pt" style:font-weight-asian="bold" style:font-name-complex="Arial" style:font-size-complex="14pt" style:font-weight-complex="bold" fo:hyphenate="false" loext:hyphenation-no-caps="false"/>
    </style:style>
    <style:style style:name="P45" style:family="paragraph" style:parent-style-name="Heading_20_2">
      <style:text-properties officeooo:paragraph-rsid="0041d334"/>
    </style:style>
    <style:style style:name="P46" style:family="paragraph" style:parent-style-name="Heading_20_2">
      <style:text-properties fo:font-size="16pt" fo:font-weight="bold" officeooo:paragraph-rsid="0041d334" style:font-size-asian="16pt" style:font-weight-asian="bold" style:font-size-complex="16pt"/>
    </style:style>
    <style:style style:name="P47" style:family="paragraph" style:parent-style-name="Heading_20_2">
      <style:text-properties officeooo:paragraph-rsid="004a5b23"/>
    </style:style>
    <style:style style:name="P48" style:family="paragraph" style:parent-style-name="Heading_20_2" style:list-style-name="">
      <style:paragraph-properties fo:hyphenation-ladder-count="no-limit"/>
      <style:text-properties fo:hyphenate="false" loext:hyphenation-no-caps="false"/>
    </style:style>
    <style:style style:name="P49" style:family="paragraph" style:parent-style-name="Heading_20_2">
      <style:text-properties style:font-name="Scheherazade" fo:font-size="16pt" officeooo:paragraph-rsid="004c4664" style:font-size-asian="16pt" style:font-name-complex="LateefGR" style:font-size-complex="16pt"/>
    </style:style>
    <style:style style:name="P50" style:family="paragraph" style:parent-style-name="Heading_20_2">
      <style:text-properties officeooo:paragraph-rsid="0043bae1"/>
    </style:style>
    <style:style style:name="P51" style:family="paragraph" style:parent-style-name="Heading_20_2" style:list-style-name="">
      <style:paragraph-properties fo:hyphenation-ladder-count="no-limit"/>
      <style:text-properties fo:font-size="22pt" officeooo:paragraph-rsid="004c4664" style:font-size-asian="22pt" style:font-name-complex="Lateef Book" style:font-size-complex="22pt" fo:hyphenate="false" loext:hyphenation-no-caps="false"/>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paragraph-rsid="0043bae1"/>
    </style:style>
    <style:style style:name="P54" style:family="paragraph" style:parent-style-name="Heading_20_2">
      <style:paragraph-properties fo:break-before="page"/>
      <style:text-properties officeooo:paragraph-rsid="004a5b23"/>
    </style:style>
    <style:style style:name="P55" style:family="paragraph" style:parent-style-name="Heading_20_2">
      <style:paragraph-properties fo:break-before="page"/>
      <style:text-properties officeooo:paragraph-rsid="004c4664"/>
    </style:style>
    <style:style style:name="P56" style:family="paragraph" style:parent-style-name="Heading_20_2">
      <style:paragraph-properties fo:break-before="page"/>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57" style:family="paragraph" style:parent-style-name="Heading_20_3">
      <style:text-properties officeooo:paragraph-rsid="0043bae1"/>
    </style:style>
    <style:style style:name="P58" style:family="paragraph" style:parent-style-name="Heading_20_3">
      <style:text-properties officeooo:paragraph-rsid="004a5b23"/>
    </style:style>
    <style:style style:name="P59" style:family="paragraph" style:parent-style-name="Heading_20_3">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60" style:family="paragraph" style:parent-style-name="Heading_20_3">
      <style:paragraph-properties fo:text-align="start" style:justify-single-word="false" style:writing-mode="lr-tb"/>
      <style:text-properties officeooo:paragraph-rsid="0043bae1"/>
    </style:style>
    <style:style style:name="P61" style:family="paragraph" style:parent-style-name="Heading_20_3">
      <style:paragraph-properties fo:text-align="start" style:justify-single-word="false" style:writing-mode="lr-tb"/>
      <style:text-properties fo:font-size="12pt" fo:font-weight="bold" officeooo:paragraph-rsid="004a5b23" style:font-size-asian="12pt" style:font-weight-asian="bold" style:font-name-complex="Lateef Book" style:font-size-complex="12pt" style:font-weight-complex="bold"/>
    </style:style>
    <style:style style:name="P62" style:family="paragraph" style:parent-style-name="Heading_20_3">
      <style:paragraph-properties fo:text-align="end" style:justify-single-word="false" style:writing-mode="rl-tb"/>
      <style:text-properties fo:font-size="12pt" fo:font-weight="bold" officeooo:paragraph-rsid="004a5b23" style:font-size-asian="12pt" style:font-weight-asian="bold" style:font-name-complex="Lateef" style:font-size-complex="12pt" style:font-weight-complex="bold"/>
    </style:style>
    <style:style style:name="P63" style:family="paragraph" style:parent-style-name="Heading_20_3">
      <style:paragraph-properties fo:text-align="end" style:justify-single-word="false" style:writing-mode="rl-tb"/>
      <style:text-properties fo:font-weight="normal" officeooo:paragraph-rsid="004a5b23" style:font-weight-asian="normal" style:font-name-complex="Lateef" style:font-weight-complex="normal"/>
    </style:style>
    <style:style style:name="P64" style:family="paragraph" style:parent-style-name="Normal">
      <style:text-properties style:font-name="Lateef Book" fo:font-weight="bold" officeooo:paragraph-rsid="004a5b23" style:font-weight-asian="bold"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style:font-name="Arial Narrow" fo:font-size="8pt" fo:font-weight="bold" officeooo:rsid="003f3fa4" style:font-size-asian="8pt" style:font-weight-asian="bold" style:font-size-complex="8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27f04f" style:font-size-asian="16pt" style:font-weight-asian="bold" style:font-name-complex="Lateef" style:font-size-complex="16pt" style:font-weight-complex="bold"/>
    </style:style>
    <style:style style:name="T7" style:family="text">
      <style:text-properties fo:font-size="16pt" fo:font-weight="normal" officeooo:rsid="0027f04f" style:font-size-asian="16pt" style:font-weight-asian="normal" style:font-name-complex="Lateef" style:font-size-complex="16pt" style:font-weight-complex="normal"/>
    </style:style>
    <style:style style:name="T8" style:family="text">
      <style:text-properties fo:font-size="16pt" fo:font-weight="normal" officeooo:rsid="0027f04f" style:font-size-asian="16pt" style:font-weight-asian="normal" style:font-name-complex="Lateef Light" style:font-size-complex="16pt" style:font-weight-complex="normal"/>
    </style:style>
    <style:style style:name="T9" style:family="text">
      <style:text-properties fo:font-size="16pt" fo:font-weight="normal" officeooo:rsid="0027f04f" style:font-size-asian="16pt" style:font-weight-asian="normal" style:font-name-complex="Lateef Book" style:font-size-complex="16pt" style:font-weight-complex="normal"/>
    </style:style>
    <style:style style:name="T10" style:family="text">
      <style:text-properties fo:font-size="16pt" officeooo:rsid="004a5b23" style:font-size-asian="16pt" style:font-name-complex="Lateef1" style:font-size-complex="16pt"/>
    </style:style>
    <style:style style:name="T11" style:family="text">
      <style:text-properties officeooo:rsid="00244055"/>
    </style:style>
    <style:style style:name="T12" style:family="text">
      <style:text-properties fo:font-weight="bold" style:font-weight-asian="bold" style:font-weight-complex="bold"/>
    </style:style>
    <style:style style:name="T13" style:family="text">
      <style:text-properties fo:font-weight="bold" officeooo:rsid="004a5b23" style:font-weight-asian="bold" style:font-weight-complex="bold"/>
    </style:style>
    <style:style style:name="T14" style:family="text">
      <style:text-properties style:font-name="Lateef" fo:font-size="16pt" style:font-size-asian="16pt" style:font-size-complex="16pt"/>
    </style:style>
    <style:style style:name="T15" style:family="text">
      <style:text-properties style:font-name="Lateef" fo:font-size="16pt" fo:font-weight="bold" style:font-size-asian="16pt" style:font-weight-asian="bold" style:font-size-complex="16pt" style:font-weight-complex="bold"/>
    </style:style>
    <style:style style:name="T16" style:family="text">
      <style:text-properties style:font-name="Lateef" fo:font-size="12pt" style:font-size-asian="12pt" style:font-size-complex="12pt"/>
    </style:style>
    <style:style style:name="T17"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8"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9" style:family="text">
      <style:text-properties style:font-name="Arial" fo:font-size="14pt" fo:font-weight="bold" officeooo:rsid="004a5b23" style:font-name-asian="Arial" style:font-size-asian="14pt" style:font-weight-asian="bold" style:font-name-complex="Arial" style:font-size-complex="14pt" style:font-weight-complex="bold"/>
    </style:style>
    <style:style style:name="T20" style:family="text">
      <style:text-properties officeooo:rsid="003b8c40"/>
    </style:style>
    <style:style style:name="T21" style:family="text">
      <style:text-properties fo:font-size="12pt" style:font-size-asian="12pt" style:font-size-complex="12pt"/>
    </style:style>
    <style:style style:name="T22" style:family="text">
      <style:text-properties officeooo:rsid="004a5b23"/>
    </style:style>
    <style:style style:name="T23" style:family="text">
      <style:text-properties style:font-name="Lateef Book" fo:font-weight="bold" style:font-weight-asian="bold" style:font-weight-complex="bold"/>
    </style:style>
    <style:style style:name="T24" style:family="text">
      <style:text-properties style:font-name="Lateef Book" fo:font-weight="bold" officeooo:rsid="004a5b23" style:font-weight-asian="bold" style:font-weight-complex="bold"/>
    </style:style>
    <style:style style:name="T25" style:family="text">
      <style:text-properties style:font-name="Lateef Book" fo:font-size="16pt" fo:font-weight="bold" style:font-size-asian="16pt" style:font-weight-asian="bold" style:font-size-complex="16pt" style:font-weight-complex="bold"/>
    </style:style>
    <style:style style:name="T26" style:family="text">
      <style:text-properties style:font-name="Lateef Book" fo:font-size="16pt" fo:font-weight="bold" officeooo:rsid="004a5b23" style:font-size-asian="16pt" style:font-weight-asian="bold" style:font-size-complex="16pt" style:font-weight-complex="bold"/>
    </style:style>
    <style:style style:name="T27" style:family="text">
      <style:text-properties style:font-name="Lateef Light" fo:font-size="16pt" officeooo:rsid="004a5b23" style:font-size-asian="16pt" style:font-name-complex="Lateef1" style:font-size-complex="16pt"/>
    </style:style>
    <style:style style:name="T28" style:family="text">
      <style:text-properties style:font-name="Lateef Light"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1">Lateef</text:span> Type Sample</text:p>
      <text:h text:style-name="Heading_20_2" text:outline-level="2">Basic Latin:</text:h>
      <text:p text:style-name="P29"><text:span text:style-name="T10">Light</text:span>: ! " # $ % &amp; ' ( ) * + , - . / 0 1 2 3 4 5 6 7 8 9 : ; &lt; = &gt; ? @ A B C D E F G H I J K L M N O P Q R S T U V W X Y Z [ \ ] ^ _ ` a b c d e f g h i j k l m n o p q r s t u v w x y z { | } ~</text:p>
      <text:p text:style-name="P28">Regular: ! " # $ % &amp; ' ( ) * + , - . / 0 1 2 3 4 5 6 7 8 9 : ; &lt; = &gt; ? @ A B C D E F G H I J K L M N O P Q R S T U V W X Y Z [ \ ] ^ _ ` a b c d e f g h i j k l m n o p q r s t u v w x y z { | } ~</text:p>
      <text:p text:style-name="P25">Bold: ! " # $ % &amp; ' ( ) * + , - . / 0 1 2 3 4 5 6 7 8 9 : ; &lt; = &gt; ? @ A B C D E F G H I J K L M N O P Q R S T U V W X Y Z [ \ ] ^ _ ` a b c d e f g h i j k l m n o p q r s t u v w x y z { | } ~</text:p>
      <text:h text:style-name="Heading_20_2" text:outline-level="2">Latin-1 Supplement:</text:h>
      <text:p text:style-name="P29"><text:span text:style-name="T10">Light</text:span>: <text:s text:c="2"/>¡ ¢ £ ¤ ¥ ¦ § ¨ © ª « ¬ ­ ® ¯ ° ± ² ³ ´ µ ¶ · ¸ ¹ º » ¼ ½ ¾ ¿ À Á Â Ã Ä Å Æ Ç È É Ê Ë Ì Í Î Ï Ñ Ò Ó Ô Õ Ö × Ø Ù Ú Û Ü Ý Þ ß à á â ã ä å æ ç è é ê ë ì í î ï ñ ò ó ô õ ö ÷ ø ù ú û ü ý þ ÿ </text:p>
      <text:p text:style-name="P34">Regular: <text:s text:c="2"/>¡ ¢ £ ¤ ¥ ¦ § ¨ © ª « ¬ ­ ® ¯ ° ± ² ³ ´ µ ¶ · ¸ ¹ º » ¼ ½ ¾ ¿ À Á Â Ã Ä Å Æ Ç È É Ê Ë Ì Í Î Ï Ñ Ò Ó Ô Õ Ö × Ø Ù Ú Û Ü Ý Þ ß à á â ã ä å æ ç è é ê ë ì í î ï ñ ò ó ô õ ö ÷ ø ù ú û ü ý þ ÿ </text:p>
      <text:p text:style-name="P35">Bold: <text:s text:c="2"/>¡ ¢ £ ¤ ¥ ¦ § ¨ © ª « ¬ ­ ® ¯ ° ± ² ³ ´ µ ¶ · ¸ ¹ º » ¼ ½ ¾ ¿ À Á Â Ã Ä Å Æ Ç È É Ê Ë Ì Í Î Ï Ñ Ò Ó Ô Õ Ö × Ø Ù Ú Û Ü Ý Þ ß à á â ã ä å æ ç è é ê ë ì í î ï ñ ò ó ô õ ö ÷ ø ù ú û ü ý þ ÿ</text:p>
      <text:h text:style-name="P42" text:outline-level="2">Latin Extended-A:</text:h>
      <text:p text:style-name="P29"><text:span text:style-name="T10">Light</text:span>: ı Œ œ Š š Ÿ Ž ž</text:p>
      <text:p text:style-name="P28">Regular: ı Œ œ Š š Ÿ Ž ž</text:p>
      <text:p text:style-name="P25">Bold: ı Œ œ Š š Ÿ Ž ž</text:p>
      <text:h text:style-name="P42" text:outline-level="2">Latin Extended-B:</text:h>
      <text:p text:style-name="P30"><text:span text:style-name="T10">Light</text:span>: ƒ</text:p>
      <text:p text:style-name="P28">Regular: ƒ</text:p>
      <text:p text:style-name="P26">Bold: ƒ </text:p>
      <text:p text:style-name="P32"/>
      <text:p text:style-name="P32"/>
      <text:h text:style-name="P42" text:outline-level="2"><text:soft-page-break/>Spacing Modifier Letters:</text:h>
      <text:p text:style-name="P30"><text:span text:style-name="T10">Light</text:span>: ˆ ˇ ˉ ː ˘ ˙ ˚ ˛ ˜ ˝</text:p>
      <text:p text:style-name="P28">Regular: ˆ ˇ ˉ ː ˘ ˙ ˚ ˛ ˜ ˝</text:p>
      <text:p text:style-name="P28"><text:span text:style-name="Default_20_Paragraph_20_Font"><text:span text:style-name="T12">Bold: ˆ ˇ ˉ ː ˘ ˙ ˚ ˛ ˜ ˝</text:span></text:span></text:p>
      <text:h text:style-name="P42" text:outline-level="2"><text:span text:style-name="T17">Combining Diacritical Marks</text:span>:</text:h>
      <text:p text:style-name="P24">CGJ (U+034F)</text:p>
      <text:h text:style-name="P42" text:outline-level="2"><text:span text:style-name="T17">Greek and Cop</text:span><text:span text:style-name="T18">t</text:span><text:span text:style-name="T17">ic</text:span>:</text:h>
      <text:p text:style-name="P28"><text:span text:style-name="T27">Light</text:span><text:span text:style-name="T28">: π </text:span><text:span text:style-name="T14"><text:line-break/>Regular: π <text:line-break/></text:span><text:span text:style-name="Default_20_Paragraph_20_Font"><text:span text:style-name="T15">Bold: π</text:span></text:span></text:p>
      <text:h text:style-name="P45" text:outline-level="2">General Punctuation, <text:span text:style-name="T20">Supplemental Punctuation</text:span>:</text:h>
      <text:p text:style-name="P31"><text:span text:style-name="T10">Light</text:span>: ‐ ‑ ‒ – — ― ‘ ’ ‚ “ ” „ † ‡ • … ‰ ‹ › ⁄ <text:span text:style-name="T20">⁏ ⹁</text:span></text:p>
      <text:p text:style-name="P28">Regular: ‐ ‑ ‒ – — ― ‘ ’ ‚ “ ” „ † ‡ • … ‰ ‹ › ⁄ <text:span text:style-name="T20">⁏ ⹁</text:span></text:p>
      <text:p text:style-name="P26">Bold: ‐ ‑ ‒ – — ― ‘ ’ ‚ “ ” „ † ‡ • … ‰ ‹ › ⁄ <text:span text:style-name="T20">⁏ ⹁</text:span></text:p>
      <text:h text:style-name="P45" text:outline-level="2">Currency Symbols:</text:h>
      <text:p text:style-name="P31"><text:span text:style-name="T10">Light</text:span>: €</text:p>
      <text:p text:style-name="P28">Regular: €</text:p>
      <text:p text:style-name="P27">Bold: €</text:p>
      <text:h text:style-name="P46" text:outline-level="2">Letterlike Symbols, Mathematical Operators, Control Pictures, Geometric Shapes, Miscellaneous Mathematical Symbols-B: </text:h>
      <text:p text:style-name="P31"><text:span text:style-name="T10">Light</text:span>: ™ Ω ∂ ∉ ∏ ∑ − ∕ ∙ √ ∞ ∫ ≈ ≠ ≤ ≥ ␣ <text:span text:style-name="T22">◊</text:span> ◌ ⧵</text:p>
      <text:p text:style-name="P28">Regular: ™ Ω ∂ ∉ ∏ ∑ − ∕ ∙ √ ∞ ∫ ≈ ≠ ≤ ≥ ␣ <text:span text:style-name="T22">◊</text:span> ◌ ⧵</text:p>
      <text:p text:style-name="P27">Bold: ™ Ω ∂ ∉ ∏ ∑ − ∕ ∙ √ ∞ ∫ ≈ ≠ ≤ ≥ ␣ ◊ ◌ ⧵</text:p>
      <text:p text:style-name="P33"/>
      <text:h text:style-name="P53" text:outline-level="2">Arabic:</text:h>
      <text:h text:style-name="P57" text:outline-level="3"><text:span text:style-name="T19">Light</text:span>:</text:h>
      <text:p text:style-name="P37"><text:span text:style-name="T21">؀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21">ڲ ڳ ڴ ڵ ڶ ڷ ڸ ڹ ں ڻ ڼ ڽ ھ ڿ ۀ ہ ۂ ۃ ۄ ۅ ۆ ۇ ۈ ۉ ۊ ۋ ی ۍ ێ ۏ ې ۑ ے ۓ ۔ ە ◌ۖ ◌ۗ ◌ۘ ◌ۙ ◌ۚ ◌ۛ ◌ۜ ۝ ۞ ◌۟ ◌۠ ◌ۡ ◌ۢ ◌ۣ ◌ۤ ۥ ۦ ◌ۧ ◌ۨ ۩ ◌۪ ◌۫ ◌۬ ◌ۭ ۮ ۯ ۰ ۱ ۲ ۳ ۴ ۵ ۶ ۷ ۸ ۹ ۺ ۻ ۼ ۽ ۾ ۿ</text:span></text:p>
      <text:h text:style-name="P60" text:outline-level="3"><text:span text:style-name="T19">Regular</text:span>:</text:h>
      <text:p text:style-name="P36">؀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58" text:outline-level="3"><text:span text:style-name="T19">Bold</text:span>:</text:h>
      <text:p text:style-name="P39"><text:span text:style-name="T21">؀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21">ڲ ڳ ڴ ڵ ڶ ڷ ڸ ڹ ں ڻ ڼ ڽ ھ ڿ ۀ ہ ۂ ۃ ۄ ۅ ۆ ۇ ۈ ۉ ۊ ۋ ی ۍ ێ ۏ ې ۑ ے ۓ ۔ ە ◌ۖ ◌ۗ ◌ۘ ◌ۙ ◌ۚ ◌ۛ ◌ۜ ۝ ۞ ◌۟ ◌۠ ◌ۡ ◌ۢ ◌ۣ ◌ۤ ۥ ۦ ◌ۧ ◌ۨ ۩ ◌۪ ◌۫ ◌۬ ◌ۭ ۮ ۯ ۰ ۱ ۲ ۳ ۴ ۵ ۶ ۷ ۸ ۹ ۺ ۻ ۼ ۽ ۾ ۿ</text:span></text:p>
      <text:h text:style-name="P61" text:outline-level="3"/>
      <text:h text:style-name="P47" text:outline-level="2">؜</text:h>
      <text:h text:style-name="P54" text:outline-level="2">Arabic Supplement:</text:h>
      <text:h text:style-name="P57" text:outline-level="3"><text:span text:style-name="T19">Light</text:span>:</text:h>
      <text:p text:style-name="P38">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58" text:outline-level="3">Regular:</text:h>
      <text:p text:style-name="P40">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58" text:outline-level="3">Bold:</text:h>
      <text:h text:style-name="P62" text:outline-level="3">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ݽ <text:s/>ݾ <text:s/>ݿ </text:h>
      <text:h text:style-name="P50" text:outline-level="2">Arabic Extended-A:</text:h>
      <text:h text:style-name="P57" text:outline-level="3"><text:span text:style-name="T19">Light</text:span>:</text:h>
      <text:p text:style-name="P38"><text:s/>ࢪ <text:s/>ࢲ ࢾ ࢿ ࣀ ࣁ ࣂ <text:s/>ࣇ <text:s/>◌ࣿ </text:p>
      <text:h text:style-name="P58" text:outline-level="3">Regular:</text:h>
      <text:p text:style-name="P40"><text:s/>ࢪ <text:s/>ࢲ ࢾ ࢿ ࣀ ࣁ ࣂ <text:s/>ࣇ <text:s/>◌ࣿ </text:p>
      <text:h text:style-name="P58" text:outline-level="3">Bold:</text:h>
      <text:h text:style-name="P63" text:outline-level="3"><text:span text:style-name="T16"><text:s/>ࢪ <text:s/>ࢲ ࢾ ࢿ ࣀ ࣁ ࣂ <text:s/>ࣇ <text:s/>◌ࣿ </text:span></text:h>
      <text:h text:style-name="Heading_20_2" text:outline-level="2">Arabic Presentation Forms</text:h>
      <text:p text:style-name="P11">﴾ ﴿ ﷲ ﷼</text:p>
      <text:h text:style-name="P48" text:outline-level="2"/>
      <text:h text:style-name="P52" text:outline-level="2">Arabic Shaping (some basic shapes)</text:h>
      <text:h text:style-name="Heading_20_3" text:outline-level="3">Light</text:h>
      <text:p text:style-name="P13">ع ععع ا ‍ا <text:s/>ب ببب ي ييي <text:s/>ن ننن ص صصص س سسس ے ‍ے د ‍د ف ففف ک ککک</text:p>
      <text:p text:style-name="P13">ج ججج ه ههه <text:s/>ل للل م ممم ق ققق ر ‍ر ط ططط و ‍و</text:p>
      <text:p text:style-name="P2"><text:span text:style-name="T8">۝۱ ۝۱۲ ۝۱۲۳</text:span><text:span text:style-name="T5">‬</text:span></text:p>
      <text:h text:style-name="P59" text:outline-level="3">Regular</text:h>
      <text:p text:style-name="P12">ع ععع ا ‍ا <text:s/>ب ببب ي ييي <text:s/>ن ننن ص صصص س سسس ے ‍ے د ‍د ف ففف ک ککک</text:p>
      <text:p text:style-name="P12">ج ججج ه ههه <text:s/>ل للل م ممم ق ققق ر ‍ر ط ططط و ‍و</text:p>
      <text:p text:style-name="P3"><text:span text:style-name="T7">۝۱ ۝۱۲ ۝۱۲۳</text:span><text:span text:style-name="T5">‬</text:span></text:p>
      <text:h text:style-name="P59" text:outline-level="3">Bold</text:h>
      <text:p text:style-name="P15">ع ععع ا ‍ا <text:s/>ب ببب ي ييي <text:s/>ن ننن ص صصص س سسس ے ‍ے د ‍د ف ففف ک ککک</text:p>
      <text:p text:style-name="P15">ج ججج ه ههه <text:s/>ل للل م ممم ق ققق ر ‍ر ط ططط و ‍و</text:p>
      <text:p text:style-name="P3"><text:span text:style-name="T6">۝۱ ۝۱۲ ۝۱۲۳</text:span><text:span text:style-name="T5">‬</text:span></text:p>
      <text:p text:style-name="P3"><text:span text:style-name="T5">‬</text:span></text:p>
      <text:h text:style-name="P49" text:outline-level="2"/>
      <text:p text:style-name="P1"/>
      <text:h text:style-name="Heading_20_1" text:outline-level="1">Arabic MSA UDHR #26</text:h>
      <text:h text:style-name="P43" text:outline-level="2">Light</text:h>
      <text:p text:style-name="P4"/>
      <text:p text:style-name="P7"><text:bookmark-start text:name="__DdeLink__190_375481689"/><text:bookmark-start text:name="__DdeLink__193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8"><text:bookmark-end text:name="__DdeLink__193_375481689"/></text:p>
      <text:p text:style-name="P21"><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21"/>
      <text:p text:style-name="P17"><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17"/>
      <text:h text:style-name="P55" text:outline-level="2">Regular</text:h>
      <text:p text:style-name="P5"/>
      <text:p text:style-name="P6"><text:bookmark-start text:name="__DdeLink__190_3754816893"/><text:bookmark-start text:name="__DdeLink__193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3"/></text:p>
      <text:p text:style-name="P6"><text:bookmark-end text:name="__DdeLink__193_3754816891"/></text:p>
      <text:p text:style-name="P20"><text:bookmark-start text:name="__DdeLink__190_3754816891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1"/></text:p>
      <text:p text:style-name="P20"/>
      <text:p text:style-name="P16"><text:bookmark-start text:name="__DdeLink__190_3754816892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1"/></text:p>
      <text:h text:style-name="P44" text:outline-level="2"/>
      <text:h text:style-name="P56" text:outline-level="2">Bold</text:h>
      <text:p text:style-name="P5"/>
      <text:p text:style-name="P10"><text:bookmark-start text:name="__DdeLink__190_3754816894"/><text:bookmark-start text:name="__DdeLink__193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4"/></text:p>
      <text:p text:style-name="P10"><text:bookmark-end text:name="__DdeLink__193_3754816892"/></text:p>
      <text:p text:style-name="P23"><text:bookmark-start text:name="__DdeLink__190_3754816891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2"/></text:p>
      <text:p text:style-name="P23"/>
      <text:p text:style-name="P19"><text:bookmark-start text:name="__DdeLink__190_3754816892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2"/></text:p>
      <text:h text:style-name="P51"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 Book" svg:font-family="'Lateef Book'" style:font-pitch="variable"/>
    <style:font-face style:name="Lateef Light" svg:font-family="'Lateef Light'"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writing-mode="lr-tb"/>
      <style:text-properties style:font-name="Lateef" fo:font-family="Lateef" style:font-pitch="variable" fo:font-size="16pt" style:font-size-asian="16pt" style:font-name-complex="Lateef1" style:font-family-complex="Lateef" style:font-style-name-complex="Regular" style:font-pitch-complex="variable" style:font-size-complex="16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fo:text-align="end"/>
      </text:outline-level-style>
      <text:outline-level-style text:level="2" style:num-format="">
        <style:list-level-properties fo:text-align="end"/>
      </text:outline-level-style>
      <text:outline-level-style text:level="3" style:num-format="">
        <style:list-level-properties fo:text-align="end"/>
      </text:outline-level-style>
      <text:outline-level-style text:level="4" style:num-format="">
        <style:list-level-properties fo:text-align="end"/>
      </text:outline-level-style>
      <text:outline-level-style text:level="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style style:name="MT4" style:family="text">
      <style:text-properties style:font-name="Arial Narrow" fo:font-size="8pt" fo:font-weight="bold" officeooo:rsid="003f3fa4"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4">8</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121" text:date-value="2020-12-16T09:48:02.091999775">December 16, 2020</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2-16T09:48:01.793000000</dc:date>
    <meta:print-date>2018-07-31T10:51:50.383583000</meta:print-date>
    <meta:editing-cycles>197</meta:editing-cycles>
    <meta:editing-duration>PT19H25M3S</meta:editing-duration>
    <meta:document-statistic meta:table-count="0" meta:image-count="0" meta:object-count="0" meta:page-count="8" meta:paragraph-count="89" meta:word-count="2688" meta:character-count="9322" meta:non-whitespace-character-count="6565"/>
    <meta:user-defined meta:name="Info 1"/>
    <meta:user-defined meta:name="Info 2"/>
    <meta:user-defined meta:name="Info 3"/>
    <meta:user-defined meta:name="Info 4"/>
    <meta:template xlink:type="simple" xlink:actuate="onRequest" xlink:title="" xlink:href="Normal.dotm"/>
  </office:meta>
</office:document-meta>
</file>